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note directing Sam to the lining of the case</text:p>
      <text:p text:style-name="P1"/>
      <text:p text:style-name="P2">In an envelope stuck to the last page of the scrapbook, in T.W.A.I.N's hand. </text:p>
      <text:p text:style-name="P2"/>
      <text:p text:style-name="P2">Mr. North, </text:p>
      <text:p text:style-name="P2"/>
      <text:p text:style-name="P2">What you have just read is the entirety of the Eremite's legacy, and the only account of the town of Loss. We realise that it is a lot to ingest. Make sure that you have examined all of the artefacts, letters, notes and writings contained within the case. THIS IS VITAL. It is imperative you catalogue, for your own benefit, everything that the Eremite left for us. When you have done so, I wish to turn your attention to the lining of the case. You will notice some stitching there; pick it open, or slit it with a sharp knife. The objects inside have been hidden from prying eyes or any premature discovery by you. Please study them closely. </text:p>
      <text:p text:style-name="P2"/>
      <text:p text:style-name="P2">Thank you. We will be in to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herman</meta:initial-creator>
    <meta:creation-date>2010-07-12T20:18:12</meta:creation-date>
    <dc:date>2010-08-09T21:28:32</dc:date>
    <dc:creator>Robert Sherman</dc:creator>
    <meta:editing-duration>PT00H06M16S</meta:editing-duration>
    <meta:editing-cycles>3</meta:editing-cycles>
    <meta:generator>OpenOffice.org/3.2$Unix OpenOffice.org_project/320m18$Build-9502</meta:generator>
    <meta:document-statistic meta:table-count="0" meta:image-count="0" meta:object-count="0" meta:page-count="1" meta:paragraph-count="5" meta:word-count="152" meta:character-count="811"/>
  </office:meta>
</office:document-meta>
</file>